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01cm" svg:stroke-color="#000000" draw:marker-start-width="0.202cm" draw:marker-end-width="0.202cm" draw:fill-color="#b2b2b2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dash" draw:stroke-dash="Ultrafine_20_Dashed" svg:stroke-width="0.001cm" svg:stroke-color="#000000" draw:marker-start-width="0.002cm" draw:marker-end-width="0.002cm" draw:fill="solid" draw:fill-color="#dddddd" draw:textarea-vertical-align="middle"/>
    </style:style>
    <style:style style:name="gr3" style:family="graphic" style:parent-style-name="standard">
      <style:graphic-properties draw:stroke="none" draw:fill="none" fo:min-height="0.493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91cm" fo:min-width="14.54cm"/>
    </style:style>
    <style:style style:name="gr5" style:family="graphic" style:parent-style-name="standard">
      <style:graphic-properties svg:stroke-width="0.001cm" svg:stroke-color="#000000" draw:marker-start-width="0.001cm" draw:marker-end-width="0.001cm" draw:fill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164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cm" fo:min-width="0.535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style="italic" style:font-style-asian="italic" style:font-style-complex="italic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super 58%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9cm" svg:height="2.6cm" svg:x="7.05cm" svg:y="4cm">
          <text:p/>
          <draw:enhanced-geometry svg:viewBox="0 0 21600 21600" draw:mirror-vertical="true" draw:glue-points="?f6 10800 10800 21600 ?f5 10800 10800 0" draw:text-areas="?f3 ?f3 ?f4 ?f4" draw:type="trapezoid" draw:modifiers="153.49977988805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ircle draw:style-name="gr2" draw:text-style-name="P1" draw:layer="layout" svg:width="2cm" svg:height="2cm" svg:x="15.45cm" svg:y="4.35cm">
          <text:p/>
        </draw:circle>
        <draw:circle draw:style-name="gr2" draw:text-style-name="P1" draw:layer="layout" svg:width="2cm" svg:height="2cm" svg:x="7.2cm" svg:y="4.35cm">
          <text:p/>
        </draw:circle>
        <draw:circle draw:style-name="gr2" draw:text-style-name="P1" draw:layer="layout" svg:width="2cm" svg:height="2cm" svg:x="12.55cm" svg:y="4.35cm">
          <text:p/>
        </draw:circle>
        <draw:frame draw:style-name="gr3" draw:text-style-name="P2" draw:layer="layout" svg:width="16.8cm" svg:height="0.743cm" svg:x="6.6cm" svg:y="18.257cm">
          <draw:text-box>
            <text:p text:style-name="P1"><text:span text:style-name="T1">When correctly scaled the dashed circles should be 20mm in diameter.</text:span></text:p>
          </draw:text-box>
        </draw:frame>
        <draw:frame draw:style-name="gr4" draw:text-style-name="P4" draw:layer="layout" svg:width="15.04cm" svg:height="0.741cm" svg:x="7.091cm" svg:y="1.749cm">
          <draw:text-box>
            <text:p text:style-name="P3"><text:span text:style-name="T2">Type 2 </text:span><text:span text:style-name="T3">Really Useful Box</text:span><text:span text:style-name="T4">®</text:span><text:span text:style-name="T3"> </text:span><text:span text:style-name="T2">Enclosure Drilling Templates – Basic Serial Splitter</text:span></text:p>
          </draw:text-box>
        </draw:frame>
        <draw:custom-shape draw:style-name="gr1" draw:text-style-name="P1" draw:layer="layout" svg:width="5.1cm" svg:height="2.5cm" svg:x="12.45cm" svg:y="11.6cm">
          <text:p/>
          <draw:enhanced-geometry svg:viewBox="0 0 21600 21600" draw:mirror-vertical="true" draw:glue-points="?f6 10800 10800 21600 ?f5 10800 10800 0" draw:text-areas="?f3 ?f3 ?f4 ?f4" draw:type="trapezoid" draw:modifiers="440.38423838463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ircle draw:style-name="gr2" draw:text-style-name="P1" draw:layer="layout" svg:width="2cm" svg:height="2cm" svg:x="13.3cm" svg:y="11.85cm">
          <text:p/>
        </draw:circle>
        <draw:custom-shape draw:style-name="gr1" draw:text-style-name="P1" draw:layer="layout" svg:width="9.2cm" svg:height="2.5cm" svg:x="10.4cm" svg:y="14.1cm">
          <text:p/>
          <draw:enhanced-geometry svg:viewBox="0 0 21600 21600" draw:type="rectangle" draw:enhanced-path="M 0 0 L 21600 0 21600 21600 0 21600 0 0 Z N"/>
        </draw:custom-shape>
        <draw:circle draw:style-name="gr2" draw:text-style-name="P1" draw:layer="layout" svg:width="2cm" svg:height="2cm" svg:x="14.7cm" svg:y="11.85cm">
          <text:p/>
        </draw:circle>
        <draw:circle draw:style-name="gr5" draw:text-style-name="P1" draw:layer="layout" svg:width="0.1cm" svg:height="0.1cm" svg:x="15.65cm" svg:y="12.8cm">
          <text:p/>
        </draw:circle>
        <draw:frame draw:style-name="gr6" draw:text-style-name="P5" draw:layer="layout" svg:width="3.664cm" svg:height="0.738cm" svg:x="13.238cm" svg:y="14.988cm">
          <draw:text-box>
            <text:p><text:span text:style-name="T5">0.55 Litre (End)</text:span></text:p>
          </draw:text-box>
        </draw:frame>
        <draw:frame draw:style-name="gr7" draw:text-style-name="P6" draw:layer="layout" svg:width="1.035cm" svg:height="0.64cm" svg:x="27.65cm" svg:y="19.3cm">
          <draw:text-box>
            <text:p text:style-name="P3"><text:span text:style-name="T6">v1.0</text:span></text:p>
          </draw:text-box>
        </draw:frame>
        <draw:circle draw:style-name="gr5" draw:text-style-name="P1" draw:layer="layout" svg:width="0.1cm" svg:height="0.1cm" svg:x="14.25cm" svg:y="12.8cm">
          <text:p/>
        </draw:circle>
        <draw:custom-shape draw:style-name="gr1" draw:text-style-name="P1" draw:layer="layout" svg:width="19.9cm" svg:height="2.5cm" svg:x="5.05cm" svg:y="6.6cm">
          <text:p/>
          <draw:enhanced-geometry svg:viewBox="0 0 21600 21600" draw:type="rectangle" draw:enhanced-path="M 0 0 L 21600 0 21600 21600 0 21600 0 0 Z N"/>
        </draw:custom-shape>
        <draw:circle draw:style-name="gr2" draw:text-style-name="P1" draw:layer="layout" svg:width="2cm" svg:height="2cm" svg:x="20.8cm" svg:y="4.35cm">
          <text:p/>
        </draw:circle>
        <draw:frame draw:style-name="gr6" draw:text-style-name="P5" draw:layer="layout" svg:width="3.664cm" svg:height="0.738cm" svg:x="13.238cm" svg:y="7.488cm">
          <draw:text-box>
            <text:p><text:span text:style-name="T5">0.55 Litre (Side)</text:span></text:p>
          </draw:text-box>
        </draw:frame>
        <draw:circle draw:style-name="gr5" draw:text-style-name="P1" draw:layer="layout" svg:width="0.1cm" svg:height="0.1cm" svg:x="21.75cm" svg:y="5.3cm">
          <text:p/>
        </draw:circle>
        <draw:circle draw:style-name="gr5" draw:text-style-name="P1" draw:layer="layout" svg:width="0.1cm" svg:height="0.1cm" svg:x="16.45cm" svg:y="5.3cm">
          <text:p/>
        </draw:circle>
        <draw:line draw:style-name="gr8" draw:text-style-name="P1" draw:layer="layout" svg:x1="14.3cm" svg:y1="11.85cm" svg:x2="15.696cm" svg:y2="11.85cm">
          <text:p/>
        </draw:line>
        <draw:line draw:style-name="gr8" draw:text-style-name="P1" draw:layer="layout" svg:x1="14.3cm" svg:y1="13.85cm" svg:x2="15.703cm" svg:y2="13.85cm">
          <text:p/>
        </draw:line>
        <draw:line draw:style-name="gr8" draw:text-style-name="P1" draw:layer="layout" svg:x1="8.2cm" svg:y1="4.35cm" svg:x2="13.546cm" svg:y2="4.35cm">
          <text:p/>
        </draw:line>
        <draw:line draw:style-name="gr8" draw:text-style-name="P1" draw:layer="layout" svg:x1="8.2cm" svg:y1="6.35cm" svg:x2="13.546cm" svg:y2="6.35cm">
          <text:p/>
        </draw:line>
        <draw:circle draw:style-name="gr5" draw:text-style-name="P1" draw:layer="layout" svg:width="0.1cm" svg:height="0.1cm" svg:x="13.5cm" svg:y="5.3cm">
          <text:p/>
        </draw:circle>
        <draw:circle draw:style-name="gr5" draw:text-style-name="P1" draw:layer="layout" svg:width="0.1cm" svg:height="0.1cm" svg:x="8.15cm" svg:y="5.3cm">
          <text:p/>
        </draw:circle>
        <draw:line draw:style-name="gr8" draw:text-style-name="P1" draw:layer="layout" svg:x1="16.45cm" svg:y1="4.35cm" svg:x2="21.801cm" svg:y2="4.35cm">
          <text:p/>
        </draw:line>
        <draw:line draw:style-name="gr8" draw:text-style-name="P1" draw:layer="layout" svg:x1="16.45cm" svg:y1="6.35cm" svg:x2="21.808cm" svg:y2="6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Instone-Cowie</meta:initial-creator>
    <meta:creation-date>2015-02-18T19:42:36.98</meta:creation-date>
    <dc:date>2019-09-29T18:39:11.52</dc:date>
    <dc:creator>Andrew Instone-Cowie</dc:creator>
    <meta:editing-duration>PT12H37M30S</meta:editing-duration>
    <meta:editing-cycles>50</meta:editing-cycles>
    <meta:generator>OpenOffice/4.1.2$Win32 OpenOffice.org_project/412m3$Build-9782</meta:generator>
    <meta:printed-by>Andrew Instone-Cowie</meta:printed-by>
    <meta:print-date>2019-08-08T22:27:41.42</meta:print-date>
    <meta:document-statistic meta:object-count="27"/>
  </office:meta>
</office:document-meta>
</file>